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77e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Um zu Übung: </text:span>https://www.schubert-verlag.de/aufgaben/xg/xg11_01.ht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08:12:38.075000000</meta:creation-date>
    <dc:date>2024-01-26T08:12:45.284000000</dc:date>
    <meta:editing-duration>PT7S</meta:editing-duration>
    <meta:editing-cycles>1</meta:editing-cycles>
    <meta:document-statistic meta:table-count="0" meta:image-count="0" meta:object-count="0" meta:page-count="1" meta:paragraph-count="1" meta:word-count="4" meta:character-count="67" meta:non-whitespace-character-count="64"/>
    <meta:generator>LibreOffice/7.5.5.2$Windows_X86_64 LibreOffice_project/ca8fe7424262805f223b9a2334bc7181abbcbf5e</meta:generator>
  </office:meta>
</office:document-meta>
</file>